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ting requirements:* Please prepare your revision</text:p>
      <text:p text:style-name="P1">summary in US-Letter-size document in PDF format. We</text:p>
      <text:p text:style-name="P1">recommend providing a numbered list of major changes made</text:p>
      <text:p text:style-name="P1">in the paper with a short description of the change and</text:p>
      <text:p text:style-name="P1">information on where in the paper the change has been made</text:p>
      <text:p text:style-name="P1">(e.g., page/section numbers).</text:p>
      <text:p text:style-name="P1"/>
      <text:p text:style-name="P1"/>
      <text:p text:style-name="P1">1- eq1</text:p>
      <text:p text:style-name="P1">2- learning of p(O|x) and correctness of the claim for all locations and configs</text:p>
      <text:p text:style-name="P1"/>
      <text:p text:style-name="P1">3- imprecise GT</text:p>
      <text:p text:style-name="P1">We will not have this precise GT in many stations in reality and the goal was to know how well we could do in such circumstances. We did not want to use marker based tracking methods and the best we could do with our tracking in not precise.</text:p>
      <text:p text:style-name="P1">As pointed out in the future work we are working on improving this absolutely important aspect. We will quantify the error and uncertainty in each step of our method. However, given the current situation our GT is limited to this level of performance. We have stated more clearly and emphasize further on this point in the paper based on the reviewer's feedback. Nonetheless, we have record of a modified behavior of the robot in terms of HAN in all of the scenarios, knowing the positions of the people or their overall trajectory. The results can be trusted and they show the effectiveness of this idea however more in depth evaluations have to be done in the future.</text:p>
      <text:p text:style-name="P1">This is a limitation of our current setting and not a limitation of the method. We need to point out that we are still able to capture the uncertainty of perception and act accordingly in the robot side. However our evaluation methods need to be further improved.</text:p>
      <text:p text:style-name="P1">fig4-b clearly shows a different approach when using cha while BN and DHA are almost similar due to the tracker delay and errors. This shows how CHA can be a remedy to noisy perception by considering uncertainty. So there is evidence on the effectiveness of our method but we believe reporting m1-m3 may be deluding due to the delays and we do not trust them.</text:p>
      <text:p text:style-name="P1"/>
      <text:p text:style-name="P1">-statistical significance.</text:p>
      <text:p text:style-name="P1">This is an important point that will be considered in the future, however since we had 3 scenarios and 5 methods we could not afford more tests with real robots in the limited time that we had. This gives a total of 5*3*5 = 45 trials which were partially reported for the sake of concessions ( we did not report clustering methods for scenario 2 and 3 since they were shown to be inferior to CHA in scenario 1)</text:p>
      <text:p text:style-name="P1"/>
      <text:p text:style-name="P1"/>
      <text:p text:style-name="P1"/>
      <text:p text:style-name="P1">4- sigma values</text:p>
      <text:p text:style-name="P1">similar to the paper for fixed HAN and the Gaussian kernel of convolution</text:p>
      <text:p text:style-name="P1">for clustering it is adaptive and depends on uncertainty</text:p>
      <text:p text:style-name="P1"/>
      <text:p text:style-name="P1">5-motion transition model being adapted to static or low dynamic scen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ynab Talebpour</meta:initial-creator>
    <meta:creation-date>2016-05-17T12:03:12</meta:creation-date>
    <dc:date>2016-05-17T15:08:32</dc:date>
    <dc:creator>Zeynab Talebpour</dc:creator>
    <meta:editing-duration>PT24M32S</meta:editing-duration>
    <meta:editing-cycles>11</meta:editing-cycles>
    <meta:generator>LibreOffice/3.5$Linux_X86_64 LibreOffice_project/350m1$Build-2</meta:generator>
    <meta:document-statistic meta:table-count="0" meta:image-count="0" meta:object-count="0" meta:page-count="1" meta:paragraph-count="19" meta:word-count="461" meta:character-count="2590" meta:non-whitespace-character-count="2148"/>
  </office:meta>
</office:document-meta>
</file>